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1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99pt" style:rotation-angle="0" style:rotation-align="bottom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ISODD(ROW()))" style:apply-style-name="Untitled1" style:base-cell-address="'time-related-objects'.A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bottom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ISODD(ROW()))" style:apply-style-name="Untitled1" style:base-cell-address="'time-related-objects'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-related-objec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ce4"/>
          <table:table-cell table:style-name="ce6" office:value-type="string" calcext:value-type="string">
            <text:p>creation-date</text:p>
          </table:table-cell>
          <table:table-cell table:style-name="ce6" office:value-type="string" calcext:value-type="string">
            <text:p>modification-date</text:p>
          </table:table-cell>
          <table:table-cell table:style-name="ce6" office:value-type="string" calcext:value-type="string">
            <text:p>original-date</text:p>
          </table:table-cell>
          <table:table-cell table:style-name="ce6" office:value-type="string" calcext:value-type="string">
            <text:p>first-seen</text:p>
          </table:table-cell>
          <table:table-cell table:style-name="ce6" office:value-type="string" calcext:value-type="string">
            <text:p>last-seen</text:p>
          </table:table-cell>
          <table:table-cell/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ail-leak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s-info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android-permiss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annotation 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asn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-signatur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bank-accoun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bgp-hijack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ap-aler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ap-info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ap-resourc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oin-address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okie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ourse-of-a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owri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redential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redit-card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ddos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meter-attack 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domain-ip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f-se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lf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mail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xploit-poc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ail2ba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il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orensic-cas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orensic-evidenc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geolocation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tp-attack 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http-reques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ip-port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a3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gal-entity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macho-se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macho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malware-config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icroblog 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mutex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netflow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network-conne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network-socket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original-imported-fil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assive-dns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aste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e-se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ers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hone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cess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2graphity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egexp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egistry-key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epor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tir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andbox-repor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b-signatur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crip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hort-message-servic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hortened-link 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ss7-attack 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stix2-patter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uricata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arget-system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hreatgrid-repor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imecod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imesketch-timelin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imestamp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or-node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racking-id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ransactio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url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ehicle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ictim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irustotal-report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ulnerability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whois 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x509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yabin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yara </text:p>
          </table:table-cell>
          <table:table-cell table:style-name="ce6" table:number-columns-repeated="5"/>
          <table:table-cell table:number-columns-repeated="101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ime-related-objects'.A1:'time-related-objects'.F81">
            <calcext:condition calcext:apply-style-name="Untitled1" calcext:value="formula-is(ISODD(ROW()))" calcext:base-cell-address="'time-related-object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eeee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5:37:31.862296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47:33.929404502</meta:creation-date>
    <meta:generator>LibreOffice/6.0.3.2$Linux_X86_64 LibreOffice_project/00m0$Build-2</meta:generator>
    <dc:date>2018-09-21T15:37:41.249457064</dc:date>
    <meta:editing-duration>PT14M42S</meta:editing-duration>
    <meta:editing-cycles>6</meta:editing-cycles>
    <meta:document-statistic meta:table-count="1" meta:cell-count="126" meta:object-count="0"/>
  </office:meta>
</office:document-meta>
</file>